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c0c0c0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6.198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1cm" fo:min-width="0cm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3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665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3">
      <style:graphic-properties draw:stroke="solid" svg:stroke-width="0.106cm" svg:stroke-color="#000000" draw:stroke-linejoin="miter" draw:fill="solid" draw:fill-color="#dc2300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color="#00ff00"/>
    </style:style>
    <style:style style:name="P6" style:family="paragraph">
      <style:text-properties fo:color="#23b8dc"/>
    </style:style>
    <style:style style:name="P7" style:family="paragraph">
      <style:text-properties fo:color="#dc2300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ff00"/>
    </style:style>
    <style:style style:name="T3" style:family="text">
      <style:text-properties fo:color="#23b8dc"/>
    </style:style>
    <style:style style:name="T4" style:family="text">
      <style:text-properties fo:color="#dc2300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Callback Points</text:p>
          </draw:text-box>
        </draw:frame>
        <draw:custom-shape draw:style-name="gr1" draw:text-style-name="P4" draw:layer="layout" svg:width="3.635cm" svg:height="1.488cm" svg:x="12.307cm" svg:y="4.292cm">
          <text:p text:style-name="P3"><text:span text:style-name="T1">top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635cm" svg:height="1.488cm" svg:x="12.375cm" svg:y="7.741cm">
          <text:p text:style-name="P3"><text:span text:style-name="T1">&lt;rpc&gt;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628cm" svg:height="1.501cm" svg:x="5.828cm" svg:y="5.994cm">
          <draw:text-box>
            <text:p text:style-name="P5"><text:span text:style-name="T2">top_register_node</text:span></text:p>
          </draw:text-box>
        </draw:frame>
        <draw:line draw:style-name="gr4" draw:layer="layout" svg:x1="14.1cm" svg:y1="5.862cm" svg:x2="14.134cm" svg:y2="7.67cm">
          <text:p/>
        </draw:line>
        <draw:frame draw:style-name="gr5" draw:text-style-name="P6" draw:layer="layout" svg:width="8.986cm" svg:height="1.267cm" svg:x="3.015cm" svg:y="8.808cm">
          <draw:text-box>
            <text:p text:style-name="P6"><text:span text:style-name="T3">agt_rpc_register_method</text:span></text:p>
          </draw:text-box>
        </draw:frame>
        <draw:custom-shape draw:style-name="gr6" draw:text-style-name="P4" draw:layer="layout" svg:width="3.635cm" svg:height="1.488cm" svg:x="8.492cm" svg:y="10.654cm">
          <text:p text:style-name="P3"><text:span text:style-name="T1">&lt;my-rpc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4.771cm" svg:height="3.813cm" svg:x="16.698cm" svg:y="10.386cm">
          <text:p text:style-name="P3"><text:span text:style-name="T1">&lt;edit-config&gt;</text:span><text:span text:style-name="T1"><text:line-break/></text:span><text:span text:style-name="T1">&lt;copy-config&gt;</text:span><text:span text:style-name="T1"><text:line-break/></text:span><text:span text:style-name="T1">&lt;commit&gt;</text:span><text:span text:style-name="T1"><text:line-break/></text:span><text:span text:style-name="T1">&lt;validate&gt;</text:span></text:p>
          <draw:enhanced-geometry svg:viewBox="0 0 21600 21600" draw:type="mso-spt202" draw:enhanced-path="M 0 0 L 21600 0 21600 21600 0 21600 0 0 Z N"/>
        </draw:custom-shape>
        <draw:line draw:style-name="gr4" draw:layer="layout" svg:x1="14.435cm" svg:y1="9.311cm" svg:x2="16.512cm" svg:y2="10.349cm">
          <text:p/>
        </draw:line>
        <draw:line draw:style-name="gr4" draw:layer="layout" svg:x1="14.033cm" svg:y1="9.311cm" svg:x2="12.292cm" svg:y2="10.45cm">
          <text:p/>
        </draw:line>
        <draw:line draw:style-name="gr4" draw:layer="layout" svg:x1="18.823cm" svg:y1="14.368cm" svg:x2="18.823cm" svg:y2="16.076cm">
          <text:p/>
        </draw:line>
        <draw:custom-shape draw:style-name="gr8" draw:text-style-name="P4" draw:layer="layout" svg:width="3.934cm" svg:height="1.488cm" svg:x="17.133cm" svg:y="16.248cm">
          <text:p text:style-name="P3"><text:span text:style-name="T1">&lt;my-data&gt;</text:span></text:p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8.986cm" svg:height="1.267cm" svg:x="8.977cm" svg:y="14.571cm">
          <draw:text-box>
            <text:p text:style-name="P7"><text:span text:style-name="T4">agt_cb_register_callback</text:span></text:p>
          </draw:text-box>
        </draw:frame>
        <draw:frame draw:style-name="gr10" draw:layer="layout" svg:width="8.655cm" svg:height="1.267cm" svg:x="8.139cm" svg:y="16.311cm">
          <draw:text-box>
            <text:p>database edit operations</text:p>
          </draw:text-box>
        </draw:frame>
        <draw:frame draw:style-name="gr10" draw:layer="layout" svg:width="7.902cm" svg:height="1.267cm" svg:x="6.097cm" svg:y="12.226cm">
          <draw:text-box>
            <text:p>remote procedure call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11-22T14:10:34</dc:date>
    <meta:print-date>2000-12-09T21:37:10</meta:print-date>
    <meta:editing-cycles>605</meta:editing-cycles>
    <meta:editing-duration>PT201H46M11S</meta:editing-duration>
    <meta:generator>OpenOffice.org/3.1$Unix OpenOffice.org_project/310m19$Build-9420</meta:generator>
    <dc:creator>Andy Bierman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